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AHNSEN RIVADENEYRA, CARLOS ALVA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HINCH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NORTE</text:span></text:p>
            <text:p text:style-name="P7">Lin.Genet(Ped.1):<text:span text:style-name="T4">PATOS MUSCOVY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3:03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